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ac7c7" officeooo:paragraph-rsid="000ac7c7" style:font-weight-asian="bold" style:font-weight-complex="bold"/>
    </style:style>
    <style:style style:name="T1" style:family="text">
      <style:text-properties fo:color="#212224" style:font-name="Times-Roman" fo:font-size="15pt" style:font-size-asian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de Javascript</text:p>
      <text:p text:style-name="Standard"/>
      <text:p text:style-name="Standard"><text:span text:style-name="T1">Object {si: "hola", no: false, adios: "jsbhdjch"}</text:span></text:p>
      <text:p text:style-name="Standard"><text:span text:style-name="T1">'hola' in ob <text:s text:c="3"/>//false</text:span></text:p>
      <text:p text:style-name="Standard"><text:span text:style-name="T1">‘adios’ in ob <text:s text:c="2"/>/true</text:span></text:p>
      <text:p text:style-name="Standard"><text:span text:style-name="T1">** esto sirve para buscar si existe la propiedad en el objeto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8:21:04.314685000</meta:creation-date>
    <dc:date>2016-07-10T18:22:36.965226000</dc:date>
    <meta:editing-duration>P0D</meta:editing-duration>
    <meta:editing-cycles>1</meta:editing-cycles>
    <meta:document-statistic meta:table-count="0" meta:image-count="0" meta:object-count="0" meta:page-count="1" meta:paragraph-count="5" meta:word-count="30" meta:character-count="175" meta:non-whitespace-character-count="145"/>
    <meta:generator>LibreOffice/4.2.4.2$MacOSX_X86_64 LibreOffice_project/63150712c6d317d27ce2db16eb94c2f3d7b699f8</meta:generator>
  </office:meta>
</office:document-meta>
</file>